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 table:border-model="separat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49cm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fo:background-color="transparent" fo:padding="0.049cm" fo:border="0.05pt solid #ffffff">
        <style:background-image/>
      </style:table-cell-properties>
    </style:style>
    <style:style style:name="Table1.A2" style:family="table-cell">
      <style:table-cell-properties fo:background-color="transparent" fo:padding="0.049cm" fo:border-left="0.05pt solid #ffffff" fo:border-right="none" fo:border-top="none" fo:border-bottom="0.05pt solid #ffffff">
        <style:background-image/>
      </style:table-cell-properties>
    </style:style>
    <style:style style:name="Table1.B2" style:family="table-cell">
      <style:table-cell-properties fo:background-color="transparent" fo:padding="0.049cm" fo:border-left="0.05pt solid #ffffff" fo:border-right="0.05pt solid #ffffff" fo:border-top="none" fo:border-bottom="0.05pt solid #ffffff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49cm" fo:border-left="0.05pt solid #ffffff" fo:border-right="none" fo:border-top="0.05pt solid #ffffff" fo:border-bottom="0.05pt solid #ffffff"/>
    </style:style>
    <style:style style:name="Table2.B1" style:family="table-cell">
      <style:table-cell-properties fo:padding="0.049cm" fo:border="0.05pt solid #ffffff"/>
    </style:style>
    <style:style style:name="Table2.A2" style:family="table-cell">
      <style:table-cell-properties fo:padding="0.049cm" fo:border-left="0.05pt solid #ffffff" fo:border-right="none" fo:border-top="none" fo:border-bottom="0.05pt solid #ffffff"/>
    </style:style>
    <style:style style:name="Table2.B2" style:family="table-cell">
      <style:table-cell-properties fo:padding="0.049cm" fo:border-left="0.05pt solid #ffffff" fo:border-right="0.05pt solid #ffffff" fo:border-top="none" fo:border-bottom="0.05pt solid #ffffff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3.B1" style:family="table-cell">
      <style:table-cell-properties fo:padding="0.097cm" fo:border="0.05pt solid #ffffff"/>
    </style:style>
    <style:style style:name="Table3.A2" style:family="table-cell">
      <style:table-cell-properties fo:padding="0.097cm" fo:border-left="0.05pt solid #ffffff" fo:border-right="none" fo:border-top="none" fo:border-bottom="0.05pt solid #ffffff"/>
    </style:style>
    <style:style style:name="Table3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4.B1" style:family="table-cell">
      <style:table-cell-properties fo:padding="0.097cm" fo:border="0.05pt solid #ffffff"/>
    </style:style>
    <style:style style:name="Table4.A2" style:family="table-cell">
      <style:table-cell-properties fo:padding="0.097cm" fo:border-left="0.05pt solid #ffffff" fo:border-right="none" fo:border-top="none" fo:border-bottom="0.05pt solid #ffffff"/>
    </style:style>
    <style:style style:name="Table4.B2" style:family="table-cell">
      <style:table-cell-properties fo:padding="0.097cm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style:font-name="Courier 10 Pitch" officeooo:rsid="001cec0c" officeooo:paragraph-rsid="001cec0c"/>
    </style:style>
    <style:style style:name="P2" style:family="paragraph" style:parent-style-name="Standard">
      <style:text-properties style:font-name="Courier 10 Pitch" officeooo:rsid="002eefdc" officeooo:paragraph-rsid="002eefdc"/>
    </style:style>
    <style:style style:name="P3" style:family="paragraph" style:parent-style-name="Standard">
      <style:text-properties style:font-name="Courier 10 Pitch" officeooo:rsid="0038d5ff" officeooo:paragraph-rsid="0038d5ff"/>
    </style:style>
    <style:style style:name="P4" style:family="paragraph" style:parent-style-name="Standard">
      <style:text-properties style:font-name="Courier 10 Pitch" officeooo:rsid="0038d5ff" officeooo:paragraph-rsid="0095e901"/>
    </style:style>
    <style:style style:name="P5" style:family="paragraph" style:parent-style-name="Standard">
      <style:text-properties style:font-name="Courier 10 Pitch" officeooo:rsid="003ab221" officeooo:paragraph-rsid="003ab221"/>
    </style:style>
    <style:style style:name="P6" style:family="paragraph" style:parent-style-name="Standard">
      <style:text-properties style:font-name="Courier 10 Pitch" officeooo:rsid="0041ccff" officeooo:paragraph-rsid="0041ccff"/>
    </style:style>
    <style:style style:name="P7" style:family="paragraph" style:parent-style-name="Standard">
      <style:text-properties style:font-name="Courier 10 Pitch" officeooo:rsid="004480c6" officeooo:paragraph-rsid="004480c6"/>
    </style:style>
    <style:style style:name="P8" style:family="paragraph" style:parent-style-name="Standard">
      <style:text-properties style:font-name="Courier 10 Pitch" officeooo:rsid="004480c6" officeooo:paragraph-rsid="00456ccb"/>
    </style:style>
    <style:style style:name="P9" style:family="paragraph" style:parent-style-name="Standard">
      <style:text-properties style:font-name="Courier 10 Pitch" officeooo:rsid="004480c6" officeooo:paragraph-rsid="0064db4c"/>
    </style:style>
    <style:style style:name="P10" style:family="paragraph" style:parent-style-name="Standard">
      <style:text-properties style:font-name="Courier 10 Pitch" officeooo:rsid="004480c6" officeooo:paragraph-rsid="006bfbb5"/>
    </style:style>
    <style:style style:name="P11" style:family="paragraph" style:parent-style-name="Standard">
      <style:text-properties style:font-name="Courier 10 Pitch" officeooo:rsid="0064db4c" officeooo:paragraph-rsid="0064db4c"/>
    </style:style>
    <style:style style:name="P12" style:family="paragraph" style:parent-style-name="Standard">
      <style:text-properties style:font-name="Courier 10 Pitch" officeooo:rsid="0066284b" officeooo:paragraph-rsid="0066284b"/>
    </style:style>
    <style:style style:name="P13" style:family="paragraph" style:parent-style-name="Standard">
      <style:text-properties style:font-name="Courier 10 Pitch" officeooo:rsid="0069bf75" officeooo:paragraph-rsid="0069bf75"/>
    </style:style>
    <style:style style:name="P14" style:family="paragraph" style:parent-style-name="Standard">
      <style:text-properties style:font-name="Courier 10 Pitch" officeooo:rsid="00767609" officeooo:paragraph-rsid="00767609"/>
    </style:style>
    <style:style style:name="P15" style:family="paragraph" style:parent-style-name="Standard">
      <style:text-properties style:font-name="Courier 10 Pitch" officeooo:rsid="00772ee0" officeooo:paragraph-rsid="00772ee0"/>
    </style:style>
    <style:style style:name="P16" style:family="paragraph" style:parent-style-name="Standard">
      <style:text-properties style:font-name="Courier 10 Pitch" officeooo:rsid="0078a437" officeooo:paragraph-rsid="0078a437"/>
    </style:style>
    <style:style style:name="P17" style:family="paragraph" style:parent-style-name="Standard">
      <style:paragraph-properties fo:text-align="end" style:justify-single-word="false"/>
      <style:text-properties style:font-name="Courier 10 Pitch" fo:font-weight="bold" officeooo:rsid="001f9a7a" officeooo:paragraph-rsid="001f9a7a" style:font-weight-asian="bold" style:font-weight-complex="bold"/>
    </style:style>
    <style:style style:name="P18" style:family="paragraph" style:parent-style-name="Standard">
      <style:text-properties style:font-name="Courier 10 Pitch" fo:font-weight="bold" officeooo:rsid="000f4e9a" officeooo:paragraph-rsid="000f4e9a" style:font-weight-asian="bold" style:font-weight-complex="bold"/>
    </style:style>
    <style:style style:name="P19" style:family="paragraph" style:parent-style-name="Standard">
      <style:text-properties style:font-name="Courier 10 Pitch" fo:font-weight="bold" officeooo:rsid="00124487" officeooo:paragraph-rsid="00124487" style:font-weight-asian="bold" style:font-weight-complex="bold"/>
    </style:style>
    <style:style style:name="P20" style:family="paragraph" style:parent-style-name="Standard">
      <style:text-properties style:font-name="Courier 10 Pitch" fo:font-weight="bold" officeooo:rsid="001cec0c" officeooo:paragraph-rsid="001cec0c" style:font-weight-asian="bold" style:font-weight-complex="bold"/>
    </style:style>
    <style:style style:name="P21" style:family="paragraph" style:parent-style-name="Standard">
      <style:text-properties style:font-name="Courier 10 Pitch" fo:font-weight="bold" officeooo:rsid="007e4d79" officeooo:paragraph-rsid="007e4d79" style:font-weight-asian="bold" style:font-weight-complex="bold"/>
    </style:style>
    <style:style style:name="P22" style:family="paragraph" style:parent-style-name="Standard">
      <style:text-properties style:font-name="Courier 10 Pitch" fo:font-weight="bold" officeooo:rsid="00767609" officeooo:paragraph-rsid="00767609" style:font-weight-asian="bold" style:font-weight-complex="bold"/>
    </style:style>
    <style:style style:name="P23" style:family="paragraph" style:parent-style-name="Standard">
      <style:text-properties style:font-name="Courier 10 Pitch" fo:font-weight="bold" officeooo:rsid="00772ee0" officeooo:paragraph-rsid="00772ee0" style:font-weight-asian="bold" style:font-weight-complex="bold"/>
    </style:style>
    <style:style style:name="P24" style:family="paragraph" style:parent-style-name="Standard">
      <style:text-properties style:font-name="Courier 10 Pitch" fo:font-weight="bold" officeooo:rsid="003ab221" officeooo:paragraph-rsid="003ab221" style:font-weight-asian="bold" style:font-weight-complex="bold"/>
    </style:style>
    <style:style style:name="P25" style:family="paragraph" style:parent-style-name="Standard">
      <style:text-properties style:font-name="Courier 10 Pitch" fo:font-weight="bold" officeooo:rsid="0066284b" officeooo:paragraph-rsid="0066284b" style:font-weight-asian="bold" style:font-weight-complex="bold"/>
    </style:style>
    <style:style style:name="P26" style:family="paragraph" style:parent-style-name="Standard">
      <style:text-properties style:font-name="Courier New" fo:font-weight="normal" officeooo:rsid="0013fc15" officeooo:paragraph-rsid="0095e901" style:font-weight-asian="normal" style:font-weight-complex="normal"/>
    </style:style>
    <style:style style:name="P27" style:family="paragraph" style:parent-style-name="Standard">
      <style:text-properties style:font-name="Courier New" fo:font-weight="normal" officeooo:rsid="0013fc15" officeooo:paragraph-rsid="00963b74" style:font-weight-asian="normal" style:font-weight-complex="normal"/>
    </style:style>
    <style:style style:name="P28" style:family="paragraph" style:parent-style-name="Standard">
      <style:text-properties style:font-name="Courier New" fo:font-weight="normal" officeooo:rsid="0013fc15" officeooo:paragraph-rsid="00977314" style:font-weight-asian="normal" style:font-weight-complex="normal"/>
    </style:style>
    <style:style style:name="P29" style:family="paragraph" style:parent-style-name="Standard">
      <style:text-properties style:font-name="Courier New" fo:font-weight="normal" officeooo:rsid="0013fc15" officeooo:paragraph-rsid="0097d091" style:font-weight-asian="normal" style:font-weight-complex="normal"/>
    </style:style>
    <style:style style:name="P30" style:family="paragraph" style:parent-style-name="Standard">
      <style:text-properties style:font-name="Courier New" fo:font-weight="normal" officeooo:rsid="0013fc15" officeooo:paragraph-rsid="009809f1" style:font-weight-asian="normal" style:font-weight-complex="normal"/>
    </style:style>
    <style:style style:name="P31" style:family="paragraph" style:parent-style-name="Standard">
      <style:text-properties style:font-name="Courier New" fo:font-weight="bold" officeooo:rsid="0013fc15" officeooo:paragraph-rsid="0095e901" style:font-weight-asian="bold" style:font-weight-complex="bold"/>
    </style:style>
    <style:style style:name="P32" style:family="paragraph" style:parent-style-name="Standard">
      <style:text-properties style:font-name="Courier New" fo:font-weight="bold" officeooo:rsid="0013fc15" officeooo:paragraph-rsid="00977314" style:font-weight-asian="bold" style:font-weight-complex="bold"/>
    </style:style>
    <style:style style:name="P33" style:family="paragraph" style:parent-style-name="Standard">
      <style:text-properties style:font-name="Courier New" fo:font-weight="bold" officeooo:rsid="0013fc15" officeooo:paragraph-rsid="0097d091" style:font-weight-asian="bold" style:font-weight-complex="bold"/>
    </style:style>
    <style:style style:name="P34" style:family="paragraph" style:parent-style-name="Standard">
      <style:text-properties style:font-name="Courier New" fo:font-weight="bold" officeooo:rsid="0013fc15" officeooo:paragraph-rsid="009809f1" style:font-weight-asian="bold" style:font-weight-complex="bold"/>
    </style:style>
    <style:style style:name="P35" style:family="paragraph" style:parent-style-name="Standard">
      <style:text-properties style:font-name="Courier New" officeooo:rsid="0013fc15" officeooo:paragraph-rsid="00963b74"/>
    </style:style>
    <style:style style:name="P36" style:family="paragraph" style:parent-style-name="Standard">
      <style:paragraph-properties fo:break-before="page"/>
      <style:text-properties style:font-name="Courier 10 Pitch" officeooo:rsid="004480c6" officeooo:paragraph-rsid="00456ccb"/>
    </style:style>
    <style:style style:name="P37" style:family="paragraph" style:parent-style-name="Standard">
      <style:paragraph-properties fo:break-before="page"/>
      <style:text-properties style:font-name="Courier 10 Pitch" fo:font-weight="bold" officeooo:rsid="004480c6" officeooo:paragraph-rsid="004480c6" style:font-weight-asian="bold" style:font-weight-complex="bold"/>
    </style:style>
    <style:style style:name="P38" style:family="paragraph" style:parent-style-name="Table_20_Contents">
      <style:text-properties style:font-name="Courier 10 Pitch" officeooo:rsid="006aa080" officeooo:paragraph-rsid="006aa080"/>
    </style:style>
    <style:style style:name="P39" style:family="paragraph" style:parent-style-name="Table_20_Contents">
      <style:paragraph-properties fo:text-align="center" style:justify-single-word="false"/>
      <style:text-properties style:font-name="Courier 10 Pitch" officeooo:rsid="006aa080" officeooo:paragraph-rsid="006aa080"/>
    </style:style>
    <style:style style:name="P40" style:family="paragraph" style:parent-style-name="Table_20_Contents">
      <style:text-properties style:font-name="Courier 10 Pitch" officeooo:rsid="006aa0e4" officeooo:paragraph-rsid="006aa0e4"/>
    </style:style>
    <style:style style:name="P41" style:family="paragraph" style:parent-style-name="Table_20_Contents">
      <style:paragraph-properties fo:text-align="center" style:justify-single-word="false"/>
      <style:text-properties style:font-name="Courier 10 Pitch" officeooo:rsid="006aa0e4" officeooo:paragraph-rsid="006aa0e4"/>
    </style:style>
    <style:style style:name="P42" style:family="paragraph" style:parent-style-name="Table_20_Contents">
      <style:text-properties style:font-name="Courier 10 Pitch" officeooo:rsid="006bfbb5" officeooo:paragraph-rsid="006bfbb5"/>
    </style:style>
    <style:style style:name="P43" style:family="paragraph" style:parent-style-name="Table_20_Contents">
      <style:text-properties style:font-name="Courier 10 Pitch" officeooo:rsid="00717544" officeooo:paragraph-rsid="00717544"/>
    </style:style>
    <style:style style:name="P44" style:family="paragraph" style:parent-style-name="Table_20_Contents">
      <style:paragraph-properties fo:text-align="center" style:justify-single-word="false"/>
      <style:text-properties style:font-name="Courier 10 Pitch" officeooo:rsid="00717544" officeooo:paragraph-rsid="00717544"/>
    </style:style>
    <style:style style:name="P45" style:family="paragraph" style:parent-style-name="Table_20_Contents">
      <style:text-properties style:font-name="Courier 10 Pitch" officeooo:rsid="00718347" officeooo:paragraph-rsid="00718347"/>
    </style:style>
    <style:style style:name="P46" style:family="paragraph" style:parent-style-name="Table_20_Contents">
      <style:text-properties style:font-name="Courier 10 Pitch" officeooo:rsid="007a12ee" officeooo:paragraph-rsid="007a12ee"/>
    </style:style>
    <style:style style:name="P47" style:family="paragraph" style:parent-style-name="Table_20_Contents">
      <style:paragraph-properties fo:text-align="center" style:justify-single-word="false"/>
      <style:text-properties style:font-name="Courier 10 Pitch" officeooo:rsid="007a12ee" officeooo:paragraph-rsid="007a12ee"/>
    </style:style>
    <style:style style:name="P48" style:family="paragraph" style:parent-style-name="Table_20_Contents">
      <style:text-properties style:font-name="Courier 10 Pitch" officeooo:rsid="007bcc1d" officeooo:paragraph-rsid="007bcc1d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64db4c" officeooo:paragraph-rsid="0064db4c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41ccff" officeooo:paragraph-rsid="0041ccff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4480c6" officeooo:paragraph-rsid="004480c6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4480c6" officeooo:paragraph-rsid="00456ccb"/>
    </style:style>
    <style:style style:name="P53" style:family="paragraph" style:parent-style-name="Standard">
      <style:text-properties style:font-name="Courier New" fo:font-weight="bold" officeooo:rsid="00252144" officeooo:paragraph-rsid="00963b74" style:font-weight-asian="bold" style:font-weight-complex="bold"/>
    </style:style>
    <style:style style:name="P54" style:family="paragraph" style:parent-style-name="Standard">
      <style:text-properties style:font-name="Courier 10 Pitch" fo:font-weight="bold" officeooo:rsid="00a16c01" officeooo:paragraph-rsid="001cec0c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Courier 10 Pitch" fo:font-weight="bold" officeooo:rsid="00124487" officeooo:paragraph-rsid="00124487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Courier 10 Pitch" fo:font-size="32pt" fo:font-weight="bold" officeooo:rsid="00124487" officeooo:paragraph-rsid="00124487" style:font-size-asian="32pt" style:font-weight-asian="bold" style:font-size-complex="32pt" style:font-weight-complex="bold"/>
    </style:style>
    <style:style style:name="T1" style:family="text">
      <style:text-properties officeooo:rsid="003569a2"/>
    </style:style>
    <style:style style:name="T2" style:family="text">
      <style:text-properties officeooo:rsid="003b6cec"/>
    </style:style>
    <style:style style:name="T3" style:family="text">
      <style:text-properties officeooo:rsid="004a8fe3"/>
    </style:style>
    <style:style style:name="T4" style:family="text">
      <style:text-properties officeooo:rsid="0055e626"/>
    </style:style>
    <style:style style:name="T5" style:family="text">
      <style:text-properties officeooo:rsid="00627add"/>
    </style:style>
    <style:style style:name="T6" style:family="text">
      <style:text-properties officeooo:rsid="007dbf4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08192" style:font-weight-asian="bold" style:font-weight-complex="bold"/>
    </style:style>
    <style:style style:name="T9" style:family="text">
      <style:text-properties fo:font-weight="bold" officeooo:rsid="005c7fcb" style:font-weight-asian="bold" style:font-weight-complex="bold"/>
    </style:style>
    <style:style style:name="T10" style:family="text">
      <style:text-properties fo:font-weight="bold" officeooo:rsid="00252144" style:font-weight-asian="bold" style:font-weight-complex="bold"/>
    </style:style>
    <style:style style:name="T11" style:family="text">
      <style:text-properties officeooo:rsid="00252144"/>
    </style:style>
    <style:style style:name="T12" style:family="text">
      <style:text-properties officeooo:rsid="00a16c01"/>
    </style:style>
    <style:style style:name="T13" style:family="text">
      <style:text-properties officeooo:rsid="00a298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ate – <text:span text:style-name="T13">14/12/18</text:span> <text:s text:c="6"/></text:p>
      <text:p text:style-name="P18"/>
      <text:p text:style-name="P18">Experiment – 1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6"/>
      <text:p text:style-name="P56">S<text:span text:style-name="T12">OCKET PROGRAMMING</text:span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4"/>
      <text:p text:style-name="P20"><text:soft-page-break/><text:span text:style-name="T6">PROGRAM</text:span> – 1</text:p>
      <text:p text:style-name="P1"/>
      <text:p text:style-name="P21">AIM :</text:p>
      <text:p text:style-name="P2"><text:tab/><text:span text:style-name="T1">To implement simple ping pong applicataion between two or more different machines.</text:span></text:p>
      <text:p text:style-name="P2"/>
      <text:p text:style-name="P3"><text:span text:style-name="T7">PROGRAM</text:span> : </text:p>
      <text:p text:style-name="P11"/>
      <text:p text:style-name="P11">import java.io.*;</text:p>
      <text:p text:style-name="P11">import java.net.*;</text:p>
      <text:p text:style-name="P11">import java.util.*;</text:p>
      <text:p text:style-name="P11">public class Ping</text:p>
      <text:p text:style-name="P11">{</text:p>
      <text:p text:style-name="P11"><text:tab/>public static void main(String[] args) throws IOException</text:p>
      <text:p text:style-name="P11"><text:tab/>{</text:p>
      <text:p text:style-name="P11"><text:tab/><text:tab/>Scanner sc = new Scanner(System.in);</text:p>
      <text:p text:style-name="P11"><text:tab/><text:tab/>int n = 5;</text:p>
      <text:p text:style-name="P11"/>
      <text:p text:style-name="P11"><text:tab/><text:tab/>for (int i = 0; i &lt; n; i++)</text:p>
      <text:p text:style-name="P11"><text:tab/><text:tab/>{</text:p>
      <text:p text:style-name="P11"><text:tab/><text:tab/><text:tab/>System.out.print("Enter IP Address : ");</text:p>
      <text:p text:style-name="P11"><text:tab/><text:tab/><text:tab/>String ip = sc.next();</text:p>
      <text:p text:style-name="P11"><text:tab/><text:tab/><text:tab/>InetAddress inet = InetAddress.getByName(ip);</text:p>
      <text:p text:style-name="P11"><text:tab/><text:tab/><text:tab/>System.out.println("Sending ping request to... " + inet);</text:p>
      <text:p text:style-name="P11"/>
      <text:p text:style-name="P11"><text:tab/><text:tab/><text:tab/>if (inet.isReachable(5000))</text:p>
      <text:p text:style-name="P11"><text:tab/><text:tab/><text:tab/><text:tab/>System.out.println("Host Reachable ");</text:p>
      <text:p text:style-name="P11"><text:tab/><text:tab/><text:tab/>else</text:p>
      <text:p text:style-name="P11"><text:tab/><text:tab/><text:tab/><text:tab/>System.out.println("Host NOT Reachable ");</text:p>
      <text:p text:style-name="P11"><text:tab/><text:tab/>}</text:p>
      <text:p text:style-name="P11"><text:tab/>}</text:p>
      <text:p text:style-name="P11">}</text:p>
      <text:p text:style-name="P3"/>
      <text:p text:style-name="P11"><text:span text:style-name="T7">OUTPUT</text:span>:</text:p>
      <text:p text:style-name="P3"/>
      <text:p text:style-name="P13"><text:s text:c="4"/>Enter IP Address : 192.168.0.1</text:p>
      <text:p text:style-name="P13"><text:s text:c="4"/>Sending ping request to... /192.168.0.1</text:p>
      <text:p text:style-name="P13"><text:s text:c="4"/>Host Reachable </text:p>
      <text:p text:style-name="P13"><text:s text:c="4"/>Enter IP Address : 192.168.0.101</text:p>
      <text:p text:style-name="P13"><text:s text:c="4"/>Sending ping request to... /192.168.0.101</text:p>
      <text:p text:style-name="P13"><text:s text:c="4"/>Host NOT Reachable</text:p>
      <text:p text:style-name="P3"/>
      <text:p text:style-name="P31"><text:span text:style-name="T11">RESULT </text:span>:</text:p>
      <text:p text:style-name="P26"><text:tab/>Thus the program is executed and output is obtained.</text:p>
      <text:p text:style-name="P4"/>
      <text:p text:style-name="P3"/>
      <text:p text:style-name="P3"/>
      <text:p text:style-name="P3"/>
      <text:p text:style-name="P3"/>
      <text:p text:style-name="P24"><text:soft-page-break/>PROGRAM – 2</text:p>
      <text:p text:style-name="P5"/>
      <text:p text:style-name="P5"><text:span text:style-name="T7">AIM</text:span> :</text:p>
      <text:p text:style-name="P5"><text:tab/><text:span text:style-name="T2">To implement date and time display from client to server using Sockets.</text:span></text:p>
      <text:p text:style-name="P5"/>
      <text:p text:style-name="P6"><text:span text:style-name="T7">PROGRAM</text:span> :</text:p>
      <text:p text:style-name="P11"/>
      <text:p text:style-name="P11"><text:span text:style-name="T7">Client.java</text:span>:</text:p>
      <text:p text:style-name="P11"/>
      <text:p text:style-name="P49">import java.io.*;</text:p>
      <text:p text:style-name="P49">import java.net.*;</text:p>
      <text:p text:style-name="P49"/>
      <text:p text:style-name="P49">public class DateTimeClient</text:p>
      <text:p text:style-name="P49">{</text:p>
      <text:p text:style-name="P49"><text:s text:c="4"/>public static void main(String args[]) throws Exception</text:p>
      <text:p text:style-name="P49"><text:s text:c="4"/>{</text:p>
      <text:p text:style-name="P49"><text:s text:c="8"/>Socket soc=new Socket(InetAddress.getLocalHost(),9876); <text:s text:c="7"/></text:p>
      <text:p text:style-name="P49"/>
      <text:p text:style-name="P49"><text:s text:c="8"/>System.out.println("Connection established\n");</text:p>
      <text:p text:style-name="P49"/>
      <text:p text:style-name="P49"><text:s text:c="8"/>BufferedReader in=new BufferedReader(new InputStreamReader(soc.getInputStream() <text:s/>));</text:p>
      <text:p text:style-name="P49"><text:s text:c="8"/>System.out.println(in.readLine());</text:p>
      <text:p text:style-name="P49"><text:s text:c="4"/>} <text:s text:c="3"/></text:p>
      <text:p text:style-name="P49">}</text:p>
      <text:p text:style-name="P11"/>
      <text:p text:style-name="P11"><text:span text:style-name="T7">Server.java</text:span>:</text:p>
      <text:p text:style-name="P11"/>
      <text:p text:style-name="P49">import java.net.*;</text:p>
      <text:p text:style-name="P49">import java.io.*;</text:p>
      <text:p text:style-name="P49">import java.util.*;</text:p>
      <text:p text:style-name="P49"/>
      <text:p text:style-name="P49">class DateTimeServer</text:p>
      <text:p text:style-name="P49">{</text:p>
      <text:p text:style-name="P49"><text:s text:c="4"/>public static void main(String args[]) throws Exception</text:p>
      <text:p text:style-name="P49"><text:s text:c="4"/>{</text:p>
      <text:p text:style-name="P49"><text:s text:c="8"/>ServerSocket s=new ServerSocket(9876);</text:p>
      <text:p text:style-name="P49"><text:s text:c="8"/>System.out.println("Server running on port 9876...");</text:p>
      <text:p text:style-name="P49"><text:s text:c="8"/>System.out.println("Waiting For Connection ...");</text:p>
      <text:p text:style-name="P49"><text:s text:c="8"/></text:p>
      <text:p text:style-name="P49"><text:s text:c="8"/>Socket soc=s.accept();</text:p>
      <text:p text:style-name="P49"><text:s text:c="8"/>System.out.println("Client Connected");</text:p>
      <text:p text:style-name="P49"><text:s text:c="8"/></text:p>
      <text:p text:style-name="P49"><text:s text:c="8"/>DataOutputStream out=new DataOutputStream(soc.getOutputStream());</text:p>
      <text:p text:style-name="P49"><text:s text:c="8"/>out.writeBytes("Server Date: " + (new Date()).toString() + "\n");</text:p>
      <text:p text:style-name="P49"><text:s text:c="8"/>System.out.println("Data Sent");</text:p>
      <text:p text:style-name="P49"><text:soft-page-break/><text:s text:c="8"/>System.out.println("Server Disconnecting");</text:p>
      <text:p text:style-name="P49"><text:s text:c="8"/>out.close();</text:p>
      <text:p text:style-name="P49"><text:s text:c="8"/>soc.close();</text:p>
      <text:p text:style-name="P49"><text:s text:c="4"/>}</text:p>
      <text:p text:style-name="P49">}</text:p>
      <text:p text:style-name="P50"/>
      <text:p text:style-name="P11"><text:span text:style-name="T7">OUTPUT</text:span>: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Server </text:p>
          </table:table-cell>
          <table:table-cell table:style-name="Table1.B1" office:value-type="string">
            <text:p text:style-name="P41">Client</text:p>
          </table:table-cell>
        </table:table-row>
        <table:table-row>
          <table:table-cell table:style-name="Table1.A2" office:value-type="string">
            <text:p text:style-name="P38">Server running on port 9876</text:p>
            <text:p text:style-name="P38">Waiting For Connection ...</text:p>
            <text:p text:style-name="P38">Client Connected</text:p>
            <text:p text:style-name="P38">Data Sent</text:p>
            <text:p text:style-name="P38">Server Disconnecting</text:p>
          </table:table-cell>
          <table:table-cell table:style-name="Table1.B2" office:value-type="string">
            <text:p text:style-name="P40">Connection established</text:p>
            <text:p text:style-name="P40"/>
            <text:p text:style-name="P40">Server Date: Sun Feb 24 <text:s/>12:49:52 IST 2019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3"/>
      <text:p text:style-name="P53"/>
      <text:p text:style-name="P53"/>
      <text:p text:style-name="P35"><text:span text:style-name="T10">RESULT </text:span><text:span text:style-name="T7">:</text:span></text:p>
      <text:p text:style-name="P27"><text:tab/>Thus the program is executed and output is obtained.</text:p>
      <text:p text:style-name="P27"/>
      <text:p text:style-name="P37">PROGRAM – 3</text:p>
      <text:p text:style-name="P7"/>
      <text:p text:style-name="P7"><text:span text:style-name="T7">AIM</text:span>:</text:p>
      <text:p text:style-name="P7"><text:tab/><text:span text:style-name="T3">To write a ping pong client and server application. When a client sends a ping message to the server, the server will respond with a pong messge. Other messages sent by the client can be safely dropped by the client.</text:span></text:p>
      <text:p text:style-name="P9"><text:line-break/><text:span text:style-name="T7">PROGRAM</text:span> :</text:p>
      <text:p text:style-name="P9"><text:s/></text:p>
      <text:p text:style-name="P11"><text:span text:style-name="T7">Client.java</text:span>:</text:p>
      <text:p text:style-name="P11"/>
      <text:p text:style-name="P49">import java.io.*;</text:p>
      <text:p text:style-name="P49">import java.util.*;</text:p>
      <text:p text:style-name="P49">import java.net.*;</text:p>
      <text:p text:style-name="P49"/>
      <text:p text:style-name="P49">public class PingPongClient</text:p>
      <text:p text:style-name="P49">{</text:p>
      <text:p text:style-name="P49"><text:s text:c="4"/>public static void main(String args[])</text:p>
      <text:p text:style-name="P49"><text:s text:c="4"/>{</text:p>
      <text:p text:style-name="P49"><text:s text:c="8"/>try</text:p>
      <text:p text:style-name="P49"><text:s text:c="8"/>{</text:p>
      <text:p text:style-name="P49"><text:s text:c="12"/>Socket socket = new Socket("localhost", 9876);</text:p>
      <text:p text:style-name="P49"><text:s text:c="12"/>System.out.println("Connected to server");</text:p>
      <text:p text:style-name="P49"/>
      <text:p text:style-name="P49"><text:s text:c="12"/>DataInputStream in=new <text:tab/><text:tab/><text:tab/><text:tab/><text:tab/><text:tab/><text:tab/><text:tab/>DataInputStream(socket.getInputStream());</text:p>
      <text:p text:style-name="P49"><text:s text:c="12"/>DataOutputStream out=new <text:tab/><text:tab/><text:tab/><text:tab/><text:tab/><text:tab/><text:tab/><text:tab/>DataOutputStream(socket.getOutputStream());</text:p>
      <text:p text:style-name="P49"/>
      <text:p text:style-name="P49"><text:s text:c="12"/>Scanner sc = new Scanner(System.in);</text:p>
      <text:p text:style-name="P49"><text:s text:c="12"/></text:p>
      <text:p text:style-name="P49"><text:s text:c="12"/>while(true)</text:p>
      <text:p text:style-name="P49"><text:s text:c="12"/>{</text:p>
      <text:p text:style-name="P49"><text:s text:c="16"/>System.out.print("Enter message for server : ");</text:p>
      <text:p text:style-name="P49"><text:s text:c="16"/>String msg = sc.nextLine();</text:p>
      <text:p text:style-name="P49"><text:s text:c="16"/></text:p>
      <text:p text:style-name="P49"><text:s text:c="16"/>out.writeUTF(msg);</text:p>
      <text:p text:style-name="P49"><text:s text:c="16"/>if(msg.equals("Ping"))</text:p>
      <text:p text:style-name="P49"><text:s text:c="20"/>System.out.println("Message Recieved : " <text:tab/><text:tab/><text:tab/><text:tab/><text:tab/><text:tab/><text:tab/><text:tab/><text:tab/>+ in.readUTF());</text:p>
      <text:p text:style-name="P49"><text:s text:c="16"/></text:p>
      <text:p text:style-name="P49"/>
      <text:p text:style-name="P49"><text:s text:c="16"/>if(msg.equals("exit"))</text:p>
      <text:p text:style-name="P49"><text:s text:c="20"/>break;</text:p>
      <text:p text:style-name="P49"><text:s text:c="12"/>}</text:p>
      <text:p text:style-name="P49"><text:s text:c="12"/>System.out.println("Server disconnected");</text:p>
      <text:p text:style-name="P49"><text:s text:c="12"/>out.close();</text:p>
      <text:p text:style-name="P49"><text:s text:c="12"/>socket.close();</text:p>
      <text:p text:style-name="P49"><text:soft-page-break/><text:s text:c="8"/>}</text:p>
      <text:p text:style-name="P49"><text:s text:c="8"/>catch(Exception e)</text:p>
      <text:p text:style-name="P49"><text:s text:c="8"/>{</text:p>
      <text:p text:style-name="P49"><text:s text:c="12"/>e.printStackTrace();</text:p>
      <text:p text:style-name="P49"><text:s text:c="8"/>}</text:p>
      <text:p text:style-name="P49"><text:s text:c="4"/>}</text:p>
      <text:p text:style-name="P49">}</text:p>
      <text:p text:style-name="P51"/>
      <text:p text:style-name="P11"><text:span text:style-name="T7">Server.java</text:span>:</text:p>
      <text:p text:style-name="P11"/>
      <text:p text:style-name="P49">import java.io.*;</text:p>
      <text:p text:style-name="P49">import java.net.*;</text:p>
      <text:p text:style-name="P49"/>
      <text:p text:style-name="P49">public class PingPongServer</text:p>
      <text:p text:style-name="P49">{</text:p>
      <text:p text:style-name="P49"><text:s text:c="4"/>public static void main(String args[])</text:p>
      <text:p text:style-name="P49"><text:s text:c="4"/>{</text:p>
      <text:p text:style-name="P49"><text:s text:c="8"/>try</text:p>
      <text:p text:style-name="P49"><text:s text:c="8"/>{</text:p>
      <text:p text:style-name="P49"><text:s text:c="12"/>ServerSocket server = new ServerSocket(9876);</text:p>
      <text:p text:style-name="P49"><text:s text:c="12"/>System.out.println("Server running in port <text:tab/><text:tab/><text:tab/><text:tab/><text:tab/><text:tab/><text:tab/><text:tab/><text:tab/><text:tab/><text:tab/>9876...");</text:p>
      <text:p text:style-name="P49"><text:s text:c="12"/>System.out.println("Waiting for client to <text:tab/><text:tab/><text:tab/><text:tab/><text:tab/><text:tab/><text:tab/><text:tab/><text:tab/><text:tab/>connect...");</text:p>
      <text:p text:style-name="P49"/>
      <text:p text:style-name="P49"><text:s text:c="12"/>Socket socket=server.accept();</text:p>
      <text:p text:style-name="P49"><text:s text:c="12"/>System.out.println("Client connected\n\n");</text:p>
      <text:p text:style-name="P49"/>
      <text:p text:style-name="P49"><text:s text:c="12"/>DataInputStream in=new DataInputStream(new <text:tab/><text:tab/><text:tab/><text:tab/>BufferedInputStream(socket.getInputStream()));</text:p>
      <text:p text:style-name="P49"><text:s text:c="12"/>DataOutputStream out=new <text:tab/><text:tab/><text:tab/><text:tab/><text:tab/><text:tab/><text:tab/><text:tab/>DataOutputStream(socket.getOutputStream());</text:p>
      <text:p text:style-name="P49"><text:s text:c="12"/></text:p>
      <text:p text:style-name="P49"><text:s text:c="12"/>while(true)</text:p>
      <text:p text:style-name="P49"><text:s text:c="12"/>{</text:p>
      <text:p text:style-name="P49"><text:s text:c="16"/>String msg = in.readUTF();</text:p>
      <text:p text:style-name="P49"><text:s text:c="16"/>if(msg.equals("Ping"))</text:p>
      <text:p text:style-name="P49"><text:s text:c="16"/>{</text:p>
      <text:p text:style-name="P49"><text:s text:c="20"/>System.out.println("Replying for Ping <text:tab/><text:tab/><text:tab/><text:tab/><text:tab/><text:tab/><text:tab/><text:tab/><text:tab/><text:tab/><text:tab/>message");</text:p>
      <text:p text:style-name="P49"><text:s text:c="20"/>out.writeUTF("Pong");</text:p>
      <text:p text:style-name="P49"><text:s text:c="16"/>}</text:p>
      <text:p text:style-name="P49"><text:s text:c="16"/>if(msg.equals("exit"))</text:p>
      <text:p text:style-name="P49"><text:s text:c="20"/>break;</text:p>
      <text:p text:style-name="P49"><text:s text:c="12"/>}</text:p>
      <text:p text:style-name="P49"><text:s text:c="8"/>}</text:p>
      <text:p text:style-name="P49"><text:s text:c="8"/>catch(Exception e)</text:p>
      <text:p text:style-name="P49"><text:s text:c="8"/>{</text:p>
      <text:p text:style-name="P49"><text:s text:c="12"/>e.printStackTrace();</text:p>
      <text:p text:style-name="P49"><text:s text:c="8"/>}</text:p>
      <text:p text:style-name="P49"><text:soft-page-break/><text:s text:c="4"/>}</text:p>
      <text:p text:style-name="P49">}</text:p>
      <text:p text:style-name="P12"><text:span text:style-name="T7">OUTPUT</text:span>:</text:p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2">Server</text:p>
          </table:table-cell>
          <table:table-cell table:style-name="Table2.B1" office:value-type="string">
            <text:p text:style-name="P42">Client</text:p>
          </table:table-cell>
        </table:table-row>
        <table:table-row>
          <table:table-cell table:style-name="Table2.A2" office:value-type="string">
            <text:p text:style-name="P42">Server running in port 9876...</text:p>
            <text:p text:style-name="P42">Waiting for client to connect...</text:p>
            <text:p text:style-name="P42">Client connected</text:p>
            <text:p text:style-name="P42"/>
            <text:p text:style-name="P42">Message Recieved : Hello</text:p>
            <text:p text:style-name="P42"/>
            <text:p text:style-name="P42">Replying for Ping message</text:p>
            <text:p text:style-name="P42"/>
            <text:p text:style-name="P42">Server exiting</text:p>
          </table:table-cell>
          <table:table-cell table:style-name="Table2.B2" office:value-type="string">
            <text:p text:style-name="P42">Connected to server</text:p>
            <text:p text:style-name="P42">Enter message for server : Hello</text:p>
            <text:p text:style-name="P42">Enter message for server : Ping</text:p>
            <text:p text:style-name="P42">Message Recieved : Pong</text:p>
            <text:p text:style-name="P42">Enter message for server : exit</text:p>
          </table:table-cell>
        </table:table-row>
      </table:table>
      <text:p text:style-name="P7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2"><text:span text:style-name="T11">RESULT </text:span>:</text:p>
      <text:p text:style-name="P28"><text:tab/>Thus the program is executed and output is obtained.</text:p>
      <text:p text:style-name="P28"/>
      <text:p text:style-name="P36"><text:span text:style-name="T7">PROGRAM – </text:span><text:span text:style-name="T8">4</text:span></text:p>
      <text:p text:style-name="P8"/>
      <text:p text:style-name="P8"><text:span text:style-name="T7">AIM</text:span>:</text:p>
      <text:p text:style-name="P8"><text:tab/><text:span text:style-name="T4">To write a socket based Java server PROGRAM that responds to client messages as follows : When it recieves a message from client, it simply converts the message into all uppercase letters and sends back the same to the client. Write both client and server PROGRAMs demonstrating this.</text:span></text:p>
      <text:p text:style-name="P8"><text:line-break/><text:span text:style-name="T7">PROGRAM</text:span> : </text:p>
      <text:p text:style-name="P8"/>
      <text:p text:style-name="P11"><text:span text:style-name="T7">Client.java</text:span>:</text:p>
      <text:p text:style-name="P11"/>
      <text:p text:style-name="P49">import java.io.*;</text:p>
      <text:p text:style-name="P49">import java.util.*;</text:p>
      <text:p text:style-name="P49">import java.net.*;</text:p>
      <text:p text:style-name="P49"/>
      <text:p text:style-name="P49">public class UpperChatClient</text:p>
      <text:p text:style-name="P49">{</text:p>
      <text:p text:style-name="P49"><text:s text:c="4"/>public static void main(String args[])</text:p>
      <text:p text:style-name="P49"><text:s text:c="4"/>{</text:p>
      <text:p text:style-name="P49"><text:s text:c="8"/>try</text:p>
      <text:p text:style-name="P49"><text:s text:c="8"/>{</text:p>
      <text:p text:style-name="P49"><text:s text:c="12"/>Socket socket = new Socket("localhost", 9876);</text:p>
      <text:p text:style-name="P49"><text:s text:c="12"/>System.out.println("Connected to server");</text:p>
      <text:p text:style-name="P49"/>
      <text:p text:style-name="P49"><text:s text:c="12"/>DataInputStream in=new <text:tab/><text:tab/><text:tab/><text:tab/><text:tab/><text:tab/><text:tab/><text:tab/>DataInputStream(socket.getInputStream());</text:p>
      <text:p text:style-name="P49"><text:s text:c="12"/>DataOutputStream out=new <text:tab/><text:tab/><text:tab/><text:tab/><text:tab/><text:tab/><text:tab/><text:tab/>DataOutputStream(socket.getOutputStream());</text:p>
      <text:p text:style-name="P49"/>
      <text:p text:style-name="P49"><text:s text:c="12"/>Scanner sc = new Scanner(System.in);</text:p>
      <text:p text:style-name="P49"><text:s text:c="12"/></text:p>
      <text:p text:style-name="P49"><text:s text:c="12"/>while(true)</text:p>
      <text:p text:style-name="P49"><text:s text:c="12"/>{</text:p>
      <text:p text:style-name="P49"><text:s text:c="16"/>System.out.print("Enter message for server : <text:tab/><text:tab/><text:tab/><text:tab/>");</text:p>
      <text:p text:style-name="P49"><text:s text:c="16"/>String msg = sc.nextLine();</text:p>
      <text:p text:style-name="P49"><text:s text:c="16"/></text:p>
      <text:p text:style-name="P49"><text:s text:c="16"/>out.writeUTF(msg);</text:p>
      <text:p text:style-name="P49"><text:s text:c="16"/></text:p>
      <text:p text:style-name="P49"><text:s text:c="16"/>System.out.println("Message Recieved : " + <text:tab/><text:tab/><text:tab/><text:tab/><text:tab/><text:tab/><text:tab/><text:tab/><text:tab/>in.readUTF());</text:p>
      <text:p text:style-name="P49"/>
      <text:p text:style-name="P49"><text:s text:c="16"/>if(msg.equals("exit"))</text:p>
      <text:p text:style-name="P49"><text:s text:c="20"/>break;</text:p>
      <text:p text:style-name="P49"><text:s text:c="12"/>}</text:p>
      <text:p text:style-name="P49"><text:s text:c="12"/>System.out.println("Server disconnected");</text:p>
      <text:p text:style-name="P49"><text:s text:c="12"/>out.close();</text:p>
      <text:p text:style-name="P49"><text:s text:c="12"/>socket.close();</text:p>
      <text:p text:style-name="P49"><text:soft-page-break/><text:s text:c="8"/>}</text:p>
      <text:p text:style-name="P49"><text:s text:c="8"/>catch(Exception e)</text:p>
      <text:p text:style-name="P49"><text:s text:c="8"/>{</text:p>
      <text:p text:style-name="P49"><text:s text:c="12"/>e.printStackTrace();</text:p>
      <text:p text:style-name="P49"><text:s text:c="8"/>}</text:p>
      <text:p text:style-name="P49"><text:s text:c="4"/>}</text:p>
      <text:p text:style-name="P49">}</text:p>
      <text:p text:style-name="P52"/>
      <text:p text:style-name="P11"><text:span text:style-name="T7">Server.java</text:span>:</text:p>
      <text:p text:style-name="P11"/>
      <text:p text:style-name="P11">import java.io.*;</text:p>
      <text:p text:style-name="P11">import java.net.*;</text:p>
      <text:p text:style-name="P11"/>
      <text:p text:style-name="P11">public class UpperChatServer</text:p>
      <text:p text:style-name="P11">{</text:p>
      <text:p text:style-name="P11"><text:s text:c="4"/>public static void main(String args[])</text:p>
      <text:p text:style-name="P11"><text:s text:c="4"/>{</text:p>
      <text:p text:style-name="P11"><text:s text:c="8"/>try</text:p>
      <text:p text:style-name="P11"><text:s text:c="8"/>{</text:p>
      <text:p text:style-name="P11"><text:s text:c="12"/>ServerSocket server = new ServerSocket(9876);</text:p>
      <text:p text:style-name="P11"><text:s text:c="12"/>System.out.println("Server running in port 9876...");</text:p>
      <text:p text:style-name="P11"><text:s text:c="12"/>System.out.println("Waiting for client to <text:tab/><text:tab/><text:tab/><text:tab/><text:tab/><text:tab/><text:tab/><text:tab/><text:tab/><text:tab/><text:tab/><text:tab/>connect...");</text:p>
      <text:p text:style-name="P11"/>
      <text:p text:style-name="P11"><text:s text:c="12"/>Socket socket=server.accept();</text:p>
      <text:p text:style-name="P11"><text:s text:c="12"/>System.out.println("Client connected\n\n");</text:p>
      <text:p text:style-name="P11"/>
      <text:p text:style-name="P11"><text:s text:c="12"/>DataInputStream in=new DataInputStream(new <text:tab/><text:tab/><text:tab/><text:tab/><text:tab/><text:tab/>BufferedInputStream(socket.getInputStream()));</text:p>
      <text:p text:style-name="P11"><text:s text:c="12"/>DataOutputStream out=new <text:tab/><text:tab/><text:tab/><text:tab/><text:tab/><text:tab/><text:tab/><text:tab/><text:tab/><text:tab/>DataOutputStream(socket.getOutputStream());</text:p>
      <text:p text:style-name="P11"><text:s text:c="12"/></text:p>
      <text:p text:style-name="P11"><text:s text:c="12"/>while(true)</text:p>
      <text:p text:style-name="P11"><text:s text:c="12"/>{</text:p>
      <text:p text:style-name="P11"><text:s text:c="16"/>String msg = in.readUTF();</text:p>
      <text:p text:style-name="P11"/>
      <text:p text:style-name="P11"><text:s text:c="16"/>System.out.println("Message recieved : "+msg);</text:p>
      <text:p text:style-name="P11"><text:s text:c="16"/>out.writeUTF(msg.toUpperCase());</text:p>
      <text:p text:style-name="P11"><text:s text:c="16"/></text:p>
      <text:p text:style-name="P11"><text:s text:c="16"/>if(msg.equals("exit"))</text:p>
      <text:p text:style-name="P11"><text:s text:c="20"/>break;</text:p>
      <text:p text:style-name="P11"><text:s text:c="12"/>}</text:p>
      <text:p text:style-name="P11"><text:s text:c="8"/>}</text:p>
      <text:p text:style-name="P11"><text:s text:c="8"/>catch(Exception e)</text:p>
      <text:p text:style-name="P11"><text:s text:c="8"/>{</text:p>
      <text:p text:style-name="P11"><text:s text:c="12"/>e.printStackTrace();</text:p>
      <text:p text:style-name="P11"><text:s text:c="8"/>}</text:p>
      <text:p text:style-name="P11"><text:s text:c="4"/>}</text:p>
      <text:p text:style-name="P11">}</text:p>
      <text:p text:style-name="P25"/>
      <text:p text:style-name="P12"><text:soft-page-break/><text:span text:style-name="T7">OUTPUT</text:span>: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4">Server</text:p>
          </table:table-cell>
          <table:table-cell table:style-name="Table3.B1" office:value-type="string">
            <text:p text:style-name="P44">Cient</text:p>
          </table:table-cell>
        </table:table-row>
        <table:table-row>
          <table:table-cell table:style-name="Table3.A2" office:value-type="string">
            <text:p text:style-name="P43">Server running in port 9876...</text:p>
            <text:p text:style-name="P43">Waiting for client to connect...</text:p>
            <text:p text:style-name="P43">Client connected</text:p>
            <text:p text:style-name="P43"/>
            <text:p text:style-name="P43"/>
            <text:p text:style-name="P43">Message recieved : Hello</text:p>
            <text:p text:style-name="P43">Message recieved : Voila</text:p>
            <text:p text:style-name="P43">Message recieved : I'm so cool</text:p>
            <text:p text:style-name="P43">Message recieved : exit</text:p>
          </table:table-cell>
          <table:table-cell table:style-name="Table3.B2" office:value-type="string">
            <text:p text:style-name="P45">Connected to server</text:p>
            <text:p text:style-name="P45">Enter message for server : Hello</text:p>
            <text:p text:style-name="P45">Message Recieved : HELLO</text:p>
            <text:p text:style-name="P45">Enter message for server : Voila</text:p>
            <text:p text:style-name="P45">Message Recieved : VOILA</text:p>
            <text:p text:style-name="P45">Enter message for server : I'm so cool</text:p>
            <text:p text:style-name="P45">Message Recieved : I'M SO COOL</text:p>
            <text:p text:style-name="P45">Enter message for server : exit</text:p>
            <text:p text:style-name="P45">Message Recieved : EXIT</text:p>
            <text:p text:style-name="P45">Server disconnected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3"><text:span text:style-name="T11">RESULT </text:span>:</text:p>
      <text:p text:style-name="P29"><text:tab/>Thus the program is executed and output is obtained.</text:p>
      <text:p text:style-name="P29"/>
      <text:p text:style-name="P36"><text:span text:style-name="T7">PROGRAM – </text:span><text:span text:style-name="T9">5</text:span></text:p>
      <text:p text:style-name="P8"/>
      <text:p text:style-name="P8"><text:span text:style-name="T7">AIM</text:span>:</text:p>
      <text:p text:style-name="P8"><text:tab/><text:span text:style-name="T5">To implement Broadcasting messages in your lab.</text:span></text:p>
      <text:p text:style-name="P8"><text:line-break/><text:span text:style-name="T7">PROGRAM</text:span> : </text:p>
      <text:p text:style-name="P8"/>
      <text:p text:style-name="P22">BroadcastServer.java</text:p>
      <text:p text:style-name="P14"/>
      <text:p text:style-name="P14"><text:tab/>import java.io.*;</text:p>
      <text:p text:style-name="P14"><text:tab/>import java.net.*;</text:p>
      <text:p text:style-name="P14"><text:tab/>import java.util.*;</text:p>
      <text:p text:style-name="P14"><text:tab/>class broadcastServer{</text:p>
      <text:p text:style-name="P14"><text:tab/><text:tab/>public static void main(String[] args){</text:p>
      <text:p text:style-name="P14"><text:tab/><text:tab/><text:tab/>try{</text:p>
      <text:p text:style-name="P14"><text:tab/><text:tab/><text:tab/><text:tab/>DatagramSocket ds=new DatagramSocket();</text:p>
      <text:p text:style-name="P14"><text:tab/><text:tab/><text:tab/><text:tab/>String msg;</text:p>
      <text:p text:style-name="P14"><text:tab/><text:tab/><text:tab/><text:tab/>DatagramPacket dp;</text:p>
      <text:p text:style-name="P14"><text:tab/><text:tab/><text:tab/><text:tab/>InetAddress <text:tab/><text:tab/><text:tab/><text:tab/><text:tab/><text:tab/><text:tab/><text:tab/><text:tab/><text:tab/><text:tab/>ip=InetAddress.getByName("255.255.255.255");</text:p>
      <text:p text:style-name="P14"><text:tab/><text:tab/><text:tab/><text:tab/>Scanner sc=new Scanner(System.in);</text:p>
      <text:p text:style-name="P14"><text:tab/><text:tab/><text:tab/><text:tab/>byte[] buf;</text:p>
      <text:p text:style-name="P14"><text:tab/><text:tab/><text:tab/><text:tab/>while(true){</text:p>
      <text:p text:style-name="P14"><text:tab/><text:tab/><text:tab/><text:tab/><text:tab/>System.out.println("Enter the message to <text:tab/><text:tab/><text:tab/><text:tab/><text:tab/><text:tab/><text:tab/>be broadcasted..\n");</text:p>
      <text:p text:style-name="P14"><text:tab/><text:tab/><text:tab/><text:tab/><text:tab/>msg=sc.nextLine();</text:p>
      <text:p text:style-name="P14"><text:tab/><text:tab/><text:tab/><text:tab/><text:tab/>buf=msg.getBytes();</text:p>
      <text:p text:style-name="P14"><text:tab/><text:tab/><text:tab/><text:tab/><text:tab/>dp=new <text:tab/><text:tab/><text:tab/><text:tab/><text:tab/><text:tab/><text:tab/><text:tab/><text:tab/><text:tab/><text:tab/><text:tab/>DatagramPacket(buf,buf.length,ip,5000);</text:p>
      <text:p text:style-name="P14"><text:tab/><text:tab/><text:tab/><text:tab/><text:tab/>ds.send(dp);</text:p>
      <text:p text:style-name="P14"><text:tab/><text:tab/><text:tab/><text:tab/><text:tab/>if(msg.equals("exit"))</text:p>
      <text:p text:style-name="P14"><text:tab/><text:tab/><text:tab/><text:tab/><text:tab/><text:tab/>break;</text:p>
      <text:p text:style-name="P14"><text:tab/><text:tab/><text:tab/><text:tab/>}</text:p>
      <text:p text:style-name="P14"><text:tab/><text:tab/><text:tab/><text:tab/>ds.close();</text:p>
      <text:p text:style-name="P14"><text:tab/><text:tab/><text:tab/>}</text:p>
      <text:p text:style-name="P14"><text:tab/><text:tab/><text:tab/>catch(Exception e){</text:p>
      <text:p text:style-name="P14"><text:tab/><text:tab/><text:tab/><text:tab/>e.printStackTrace();</text:p>
      <text:p text:style-name="P14"><text:tab/><text:tab/><text:tab/>}</text:p>
      <text:p text:style-name="P14"><text:tab/><text:tab/>}</text:p>
      <text:p text:style-name="P14"><text:tab/>}</text:p>
      <text:p text:style-name="P14"/>
      <text:p text:style-name="P23">BroadcastClient.java</text:p>
      <text:p text:style-name="P15"/>
      <text:p text:style-name="P15"><text:tab/>import java.net.*;</text:p>
      <text:p text:style-name="P15"><text:tab/>import java.io.*;</text:p>
      <text:p text:style-name="P15"><text:tab/>import java.util.*;</text:p>
      <text:p text:style-name="P15"><text:tab/>class broadcastClient{</text:p>
      <text:p text:style-name="P15"><text:tab/><text:tab/>public static String toString(byte[] arr){</text:p>
      <text:p text:style-name="P15"><text:tab/><text:tab/><text:tab/>String s = "";</text:p>
      <text:p text:style-name="P15"><text:soft-page-break/><text:tab/><text:tab/><text:tab/>for (int i=0; i&lt;arr.length &amp;&amp; arr[i] != 0; s += <text:tab/><text:tab/><text:tab/><text:tab/><text:tab/><text:tab/><text:tab/><text:tab/><text:tab/><text:tab/><text:tab/>(char)arr[i++]);</text:p>
      <text:p text:style-name="P15"><text:tab/><text:tab/><text:tab/>return s;</text:p>
      <text:p text:style-name="P15"><text:tab/><text:tab/>}</text:p>
      <text:p text:style-name="P15"><text:tab/><text:tab/>public static void main(String[] args){</text:p>
      <text:p text:style-name="P15"><text:tab/><text:tab/><text:tab/>try{</text:p>
      <text:p text:style-name="P15"><text:tab/><text:tab/><text:tab/><text:tab/>DatagramSocket ds=new DatagramSocket(5000);</text:p>
      <text:p text:style-name="P15"><text:tab/><text:tab/><text:tab/><text:tab/>String s1;byte[] buf;</text:p>
      <text:p text:style-name="P15"><text:tab/><text:tab/><text:tab/><text:tab/>DatagramPacket dp;</text:p>
      <text:p text:style-name="P15"><text:tab/><text:tab/><text:tab/><text:tab/>while(true){</text:p>
      <text:p text:style-name="P15"><text:tab/><text:tab/><text:tab/><text:tab/><text:tab/>buf=new byte[1024];</text:p>
      <text:p text:style-name="P15"><text:tab/><text:tab/><text:tab/><text:tab/><text:tab/>dp=new DatagramPacket(buf,buf.length);</text:p>
      <text:p text:style-name="P15"><text:tab/><text:tab/><text:tab/><text:tab/><text:tab/>ds.receive(dp);</text:p>
      <text:p text:style-name="P15"><text:tab/><text:tab/><text:tab/><text:tab/><text:tab/>s1=toString(buf);</text:p>
      <text:p text:style-name="P15"><text:tab/><text:tab/><text:tab/><text:tab/><text:tab/>//System.out.println(buf.toString());</text:p>
      <text:p text:style-name="P15"><text:tab/><text:tab/><text:tab/><text:tab/><text:tab/>if(s1.equals("exit"))</text:p>
      <text:p text:style-name="P15"><text:tab/><text:tab/><text:tab/><text:tab/><text:tab/><text:tab/>break;</text:p>
      <text:p text:style-name="P15"><text:tab/><text:tab/><text:tab/><text:tab/><text:tab/>System.out.println(s1);</text:p>
      <text:p text:style-name="P15"><text:tab/><text:tab/><text:tab/><text:tab/>}</text:p>
      <text:p text:style-name="P15"><text:tab/><text:tab/><text:tab/><text:tab/>ds.close();</text:p>
      <text:p text:style-name="P15"><text:tab/><text:tab/><text:tab/>}</text:p>
      <text:p text:style-name="P15"><text:tab/><text:tab/><text:tab/>catch(Exception e){</text:p>
      <text:p text:style-name="P15"><text:tab/><text:tab/><text:tab/><text:tab/>e.printStackTrace();</text:p>
      <text:p text:style-name="P15"><text:tab/><text:tab/><text:tab/>}</text:p>
      <text:p text:style-name="P15"><text:tab/><text:tab/>}</text:p>
      <text:p text:style-name="P15"><text:tab/>}</text:p>
      <text:p text:style-name="P15"/>
      <text:p text:style-name="P15"/>
      <text:p text:style-name="P16"><text:span text:style-name="T7">OUTPUT</text:span> :</text:p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Server</text:p>
          </table:table-cell>
          <table:table-cell table:style-name="Table4.B1" office:value-type="string">
            <text:p text:style-name="P47">Client</text:p>
          </table:table-cell>
        </table:table-row>
        <table:table-row>
          <table:table-cell table:style-name="Table4.A2" office:value-type="string">
            <text:p text:style-name="P46">Enter the message to be broadcasted..</text:p>
            <text:p text:style-name="P46"/>
            <text:p text:style-name="P46">Hello World</text:p>
            <text:p text:style-name="P46">Enter the message to be broadcasted..</text:p>
            <text:p text:style-name="P46"/>
            <text:p text:style-name="P46">Ping</text:p>
            <text:p text:style-name="P46">Enter the message to be broadcasted..</text:p>
            <text:p text:style-name="P46"/>
            <text:p text:style-name="P46">exit</text:p>
          </table:table-cell>
          <table:table-cell table:style-name="Table4.B2" office:value-type="string">
            <text:p text:style-name="P48">Hello World</text:p>
            <text:p text:style-name="P48">Ping</text:p>
          </table:table-cell>
        </table:table-row>
      </table:table>
      <text:p text:style-name="P16"/>
      <text:p text:style-name="P16"/>
      <text:p text:style-name="P16"/>
      <text:p text:style-name="P16"/>
      <text:p text:style-name="P34"><text:span text:style-name="T11">RESULT </text:span>:</text:p>
      <text:p text:style-name="P30"><text:tab/>Thus the program is executed and output is obtai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2:38:07.178711335</meta:creation-date>
    <dc:date>2019-02-27T10:08:56.278227738</dc:date>
    <meta:editing-duration>PT57M29S</meta:editing-duration>
    <meta:editing-cycles>83</meta:editing-cycles>
    <meta:generator>LibreOffice/5.1.6.2$Linux_X86_64 LibreOffice_project/10m0$Build-2</meta:generator>
    <meta:document-statistic meta:table-count="4" meta:image-count="0" meta:object-count="0" meta:page-count="12" meta:paragraph-count="358" meta:word-count="973" meta:character-count="9826" meta:non-whitespace-character-count="7198"/>
  </office:meta>
</office:document-meta>
</file>